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geneva, lucida, 'lucida grande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ТРАНСПОРТА РОССИЙСКОЙ ФЕДЕРАЦИИ<text:line-break/><text:line-break/>ПРИКАЗ<text:line-break/>от 15 июня 2011 г. N 162<text:line-break/><text:line-break/>О ВНЕСЕНИИ ИЗМЕНЕНИЙ<text:line-break/>В ПРИКАЗ МИНИСТЕРСТВА ТРАНСПОРТА РОССИЙСКОЙ ФЕДЕРАЦИИ<text:line-break/>ОТ 12 СЕНТЯБРЯ 2008 Г. N 147<text:line-break/><text:line-break/>В соответствии со статьей 53 Федерального закона от 19 марта 1997 г. N 60-ФЗ "Воздушный кодекс Российской Федерации" (Собрание законодательства Российской Федерации, 1997, N 12, ст. 1383; 1999, N 28, ст. 3483; 2004, N 35, ст. 3607, N 45, ст. 4377; 2005, N 13, ст. 1078; 2006, N 30, ст. 3290, 3291; 2007, N 1 (ч. I), ст. 29, N 27, ст. 3213, N 46, ст. 5554, N 49, ст. 6075, N 50, ст. 6239, 6244, 6245; 2008, N 29 (ч. I), ст. 3418, N 30 (ч. II), ст. 3616; 2009, N 1, ст. 17, N 29, ст. 3616; 2010, N 30, ст. 4014; 2011, N 7, ст. 901, N 15, ст. 2019, 2023, 2024) приказываю:<text:line-break/>Внести в Приказ Министерства транспорта Российской Федерации от 12 сентября 2008 г. N 147 "Об утверждении Федеральных авиационных правил "Требования к членам экипажа воздушных судов, специалистам по техническому обслуживанию воздушных судов и сотрудникам по обеспечению полетов (полетным диспетчерам) гражданской авиации" (зарегистрирован Минюстом России 20 ноября 2008 г., регистрационный N 12701) изменения согласно приложению к настоящему Приказу.<text:line-break/><text:line-break/>Министр<text:line-break/>И.Е.ЛЕВИТИН<text:line-break/><text:line-break/><text:line-break/><text:line-break/><text:line-break/><text:line-break/>Приложение<text:line-break/>к Приказу Минтранса России<text:line-break/>от 15 июня 2011 г. N 162<text:line-break/><text:line-break/>ИЗМЕНЕНИЯ<text:line-break/>В ПРИКАЗ МИНИСТЕРСТВА ТРАНСПОРТА РОССИЙСКОЙ ФЕДЕРАЦИИ<text:line-break/>ОТ 12 СЕНТЯБРЯ 2008 Г. N 147 "ОБ УТВЕРЖДЕНИИ ФЕДЕРАЛЬНЫХ<text:line-break/>АВИАЦИОННЫХ ПРАВИЛ "ТРЕБОВАНИЯ К ЧЛЕНАМ ЭКИПАЖА ВОЗДУШНЫХ<text:line-break/>СУДОВ, СПЕЦИАЛИСТАМ ПО ТЕХНИЧЕСКОМУ ОБСЛУЖИВАНИЮ ВОЗДУШНЫХ<text:line-break/>СУДОВ И СОТРУДНИКАМ ПО ОБЕСПЕЧЕНИЮ ПОЛЕТОВ (ПОЛЕТНЫМ<text:line-break/>ДИСПЕТЧЕРАМ) ГРАЖДАНСКОЙ АВИАЦИИ" (ЗАРЕГИСТРИРОВАН<text:line-break/>МИНЮСТОМ РОССИИ 20 НОЯБРЯ 2008 Г.,<text:line-break/>РЕГИСТРАЦИОННЫЙ N 12701)<text:line-break/><text:line-break/>В Федеральных авиационных правилах:<text:line-break/>1) пункт 3.2 после слова "оперативное" дополнить словом "техническое";<text:line-break/>2) абзац шестой пункта 3.3 после слова "дирижабля" дополнить словами "и свободного аэростата";<text:line-break/>3) пункты 9.2, 10.2 и 11.3 дополнить абзацами следующего содержания:<text:line-break/>"Обладатель свидетельства может осуществлять техническое обслуживание воздушного судна, на котором он выполняет полеты";<text:line-break/>4) главу XVII изложить в следующей редакции:<text:line-break/><text:line-break/>"XVII. Требования к обладателю свидетельства специалиста<text:line-break/>по техническому обслуживанию и ремонту воздушных судов<text:line-break/><text:line-break/>17.1. Обладатель свидетельства специалиста по техническому обслуживанию и ремонту воздушных судов должен быть старше 18 лет.<text:line-break/>17.2. Обладатель свидетельства специалиста по техническому обслуживанию и ремонту воздушных судов должен пройти подготовку по утвержденной программе и обладать <text:soft-page-break/>знаниями в следующих областях:<text:line-break/>законов и правил, касающихся обладателя свидетельства специалиста по техническому обслуживанию и ремонту воздушных судов, включая требования к летной годности, регулирующие процесс сертификации и поддержания летной годности воздушных судов, а также методов организации и процедуры технического обслуживания воздушных судов;<text:line-break/>основ математики; единиц измерения; фундаментальных принципов и теоретических основ физики и химии;<text:line-break/>характеристик материалов и их применения при проектировании воздушных судов, включая принципы проектирования конструкции и функционирования систем воздушных судов; методов сборки; силовых установок и связанных с ними систем; механических, гидравлических, электрических и электронных источников питания; приборного оборудования и систем индикации воздушных судов; систем управления воздушным судном и бортовых систем навигационного и связного оборудования;<text:line-break/>выполнения работ, необходимых для сохранения летной годности воздушного судна, методов и процедур капитального ремонта, текущего ремонта, проверок, замен, модификаций или устранения дефектов конструкции воздушного судна, ее компонентов и систем согласно методикам, предусмотренным в соответствующих руководствах по техническому обслуживанию воздушных судов;<text:line-break/>возможностей человека применительно к техническому обслуживанию воздушных судов.<text:line-break/>17.3. Обладатель свидетельства специалиста по техническому обслуживанию и ремонту воздушных судов для получения квалификационных отметок "A", "B1" и "B2" должен:<text:line-break/>понимать теоретические основы предмета;<text:line-break/>уметь давать общее описание предмета, используя, если применимо, типовые примеры;<text:line-break/>уметь читать и понимать документы, чертежи и схемы, описывающие предмет;<text:line-break/>уметь применять свои знания на практике, используя детализированные процедуры;<text:line-break/>продемонстрировать знания в запрашиваемых областях деятельности.<text:line-break/>17.4. Обладатель свидетельства специалиста по техническому обслуживанию и ремонту воздушных судов для получения квалификационной отметки "C" должен:<text:line-break/>знать теорию предмета и взаимные связи с другими предметами;<text:line-break/>уметь давать детальное описание предмета, используя теоретическую основу и примеры;<text:line-break/>понимать и использовать математические формулы, относящиеся к предмету;<text:line-break/>уметь читать, понимать и подготавливать статьи, простые чертежи и схемы, описывающие предмет;<text:line-break/>уметь применять свои знания на практике, используя эксплуатационную документацию;<text:line-break/>уметь интерпретировать результаты из различных источников и измерений и применять корректирующие действия, если требуется.<text:line-break/>17.5. Обладатель свидетельства специалиста по техническому обслуживанию и ремонту воздушных судов должен продемонстрировать свою способность выполнять функции, предусмотренные предоставляемыми правами.<text:line-break/>17.6. Обладатель свидетельства специалиста по техническому обслуживанию и ремонту воздушных судов должен демонстрировать умение читать с приемлемым уровнем понимания на языке, на котором изложена эксплуатационная и иная документация, определяющая порядок технического обслуживания и ремонта.<text:line-break/>17.7. Обладатель свидетельства специалиста по техническому обслуживанию и ремонту воздушных судов должен отвечать требованиям к знаниям, опыту и умению, установленным для квалификационных отметок "A", "B1", "B2" или "C".<text:line-break/>17.8. Обладатель свидетельства специалиста по техническому обслуживанию и ремонту воздушных судов:<text:line-break/>с квалификационной отметкой "A" может выполнять функции по оперативному техническому обслуживанию и устранению простых дефектов в пределах ограничений на специфические виды работ, а также может подписывать документы о проведенных им работах, включая свидетельство о выполнении оперативного технического обслуживания;<text:line-break/>с квалификационной отметкой "B1" может выполнять функции по техническому обслуживанию и ремонту воздушного судна, включая обслуживание и замену агрегатов его планера, силовой установки и элементов его систем, замену блоков электрической системы, приборного и радиоэлектронного оборудования, требующих простого тестирования для проверки их исправности, а также функции соответствующей квалификационной отметки "A", может подписывать документы о проведенных работах, включая свидетельство о выполнении оперативного технического обслуживания;<text:line-break/><text:soft-page-break/>с квалификационной отметкой "B2" может выполнять функции по обслуживанию электрических систем, приборного и радиоэлектронного оборудования, а также подписывать документ о проведенных работах;<text:line-break/>с квалификационной отметкой "C" может подписывать свидетельство о выполнении базового (периодического) технического обслуживания воздушного судна;<text:line-break/>с квалификационной отметкой "A1" или "B1.1" может выполнять функции по техническому обслуживанию и ремонту самолетов с газотурбинными двигателями;<text:line-break/>с квалификационной отметкой "A2" или "B1.2" может выполнять функции по техническому обслуживанию и ремонту самолетов с поршневыми двигателями;<text:line-break/>с квалификационной отметкой "A3" или "B1.3" может выполнять функции по техническому обслуживанию и ремонту вертолетов с газотурбинными двигателями;<text:line-break/>с квалификационной отметкой "A4" или "B1.4" может выполнять функции по техническому обслуживанию и ремонту вертолетов с поршневыми двигателями;<text:line-break/>с квалификационной отметкой "A5" или "B1.5" может выполнять функции по техническому обслуживанию и ремонту дирижаблей;<text:line-break/>с квалификационной отметкой "A6" или "B1.6" может выполнять функции по техническому обслуживанию и ремонту самолетов с поршневыми двигателями максимальной взлетной массой до 5700 кг, которые не задействованы в коммерческих воздушных перевозках, а также подписывать документы о выполненных работах, включая свидетельство о выполнении технического обслуживания;<text:line-break/>с квалификационной отметкой "A7" может выполнять функции по обслуживанию сверхлегких воздушных судов, а также подписывать документы о выполненных работах, включая свидетельство о выполнении технического обслуживания.<text:line-break/>В квалификационных отметках, указанных в подпунктах "а" - "в" пункта 17.9 настоящих Правил, указывается тип воздушного судна, в отношении которого обладатель свидетельства может осуществлять свои функции.<text:line-break/>17.9. Обладатель свидетельства специалиста по техническому обслуживанию и ремонту воздушных судов для получения квалификационных отметок по выполнению функций, указанных в пункте 17.8 настоящих Правил, должен иметь опыт:<text:line-break/>а) для получения квалификационных отметок "A1" - "A5", "B1.2" и "B1.4":<text:line-break/>не менее трех лет практического опыта работы по техническому обслуживанию и ремонту в эксплуатации при наличии среднего (полного) образования; или<text:line-break/>не менее двух лет практического опыта работы по техническому обслуживанию и ремонту в эксплуатации при наличии среднего профессионального образования; или<text:line-break/>не менее одного года практического опыта работы по техническому обслуживанию и ремонту в эксплуатации при наличии профессионального среднего специального или высшего технического образования;<text:line-break/>б) для получения квалификационных отметок "B2", "B1.1" и "B1.3":<text:line-break/>не менее пяти лет практического опыта работы по техническому обслуживанию и ремонту в эксплуатации; или<text:line-break/>не менее трех лет практического опыта работы по техническому обслуживанию и ремонту в эксплуатации при наличии профессионального среднего образования; или<text:line-break/>не менее двух лет практического опыта работы по техническому обслуживанию и ремонту в эксплуатации при наличии профессионального среднего специального или высшего технического образования;<text:line-break/>в) для получения квалификационной отметки "C" с правом подписи свидетельства о выполнении базового (периодического) технического обслуживания воздушных судов с максимальной взлетной массой 5700 кг и выше:<text:line-break/>не менее трех лет опыта практической работы, используя полномочия квалификационной отметки "B1.1" или "B1.3" на воздушных судах с максимальной взлетной массой свыше 5700 кг; или<text:line-break/>не менее пяти лет практического опыта работы, используя полномочия квалификационной отметки "B1.2", "B1.4" или "B2" на воздушных судах с максимальной взлетной массой свыше 5700 кг; или<text:line-break/>не менее трех лет практического опыта работы по техническому обслуживанию и ремонту воздушных судов в производственных условиях, включая шесть месяцев по выполнению базового технического обслуживания (тяжелых форм технического обслуживания) при наличии высшего технического образования;<text:line-break/>г) для получения квалификационной отметки "C" с правом подписи свидетельства о <text:soft-page-break/>выполнении базового (периодического) технического обслуживания воздушных судов менее 5700 кг - не менее трех лет практического опыта работы, используя полномочия квалификационной отметки "B1" или "B2";<text:line-break/>д) для получения квалификационных отметок "A5", "A6", "A7", "B1.5" и "B1.6":<text:line-break/>одного года практического опыта работы по техническому обслуживанию и ремонту в эксплуатации при наличии среднего (полного), среднего профессионального образования; или<text:line-break/>шести месяцев практического опыта работы по техническому обслуживанию и ремонту в эксплуатации при наличии профессионального среднего специального или высшего технического образования.<text:line-break/>Для квалификационных отметок "A", "B1" и "B2" опыт должен быть получен в ходе практической работы по техническому обслуживанию и ремонту воздушных судов.<text:line-break/>Опыт работы по техническому обслуживанию воздушных судов, полученный в государственной или экспериментальной авиации, учитывается, если такая работа предполагала выполнение функций, предусмотренных пунктом 17.8 настоящих Правил, при условии, что специалист по техническому обслуживанию и ремонту воздушных судов имеет опыт работы по техническому обслуживанию и ремонту воздушных судов в гражданской авиации не менее шести месяцев в течение предшествующих 12 месяцев.<text:line-break/>17.10. Обладатель свидетельства специалиста по техническому обслуживанию и ремонту воздушных судов при выполнении своих функций:<text:line-break/>а) должен владеть информацией по техническому обслуживанию и летной годности конкретного воздушного судна или планера, силовой установки, бортовой системы или ее элементов, бортовой электронной системы или ее элементов;<text:line-break/>б) за предшествующие 24 месяца должен иметь не менее шести месяцев опыта по осмотру, техническому обслуживанию, технической эксплуатации или ремонту воздушного судна";<text:line-break/><text:line-break/>5) приложение N 2 после абзаца восьмого дополнить абзацем следующего содержания:<text:line-break/>"IX) слова "Владелец настоящего свидетельства может осуществлять функции, предусмотренные настоящим свидетельством, при условии выполнения владельцем свидетельства требований к авиационному персоналу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geneva, lucida, 'lucida grande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22:56:50</meta:creation-date>
    <dc:date>2012-07-26T22:57:13</dc:date>
    <meta:editing-duration>P0D</meta:editing-duration>
    <meta:editing-cycles>1</meta:editing-cycles>
    <meta:document-statistic meta:table-count="0" meta:image-count="0" meta:object-count="0" meta:page-count="4" meta:paragraph-count="1" meta:word-count="1615" meta:character-count="12831" meta:non-whitespace-character-count="11203"/>
    <meta:generator>LibreOffice/3.5$Linux_X86_64 LibreOffice_project/350m1$Build-2</meta:generator>
  </office:meta>
</office:document-meta>
</file>